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C0000024CA04C9A0BDD4FEA19.png" manifest:media-type="image/png"/>
  <manifest:file-entry manifest:full-path="Pictures/10000DE600003505000035052E841968C480682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wiss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draw:fill="solid" draw:fill-color="#00001a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6.28cm" fo:min-width="5.501cm"/>
    </style:style>
    <style:style style:name="gr3" style:family="graphic" style:parent-style-name="standard">
      <style:graphic-properties svg:stroke-color="#000000" draw:fill-color="#333333" draw:textarea-horizontal-align="justify" draw:textarea-vertical-align="middle" draw:auto-grow-height="false" fo:min-height="0.264cm" fo:min-width="5.501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height="false" fo:min-height="0cm" fo:min-width="0cm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289cm" fo:min-width="1.384cm"/>
      <style:paragraph-properties style:writing-mode="lr-tb"/>
    </style:style>
    <style:style style:name="gr9" style:family="graphic" style:parent-style-name="standard" style:list-style-name="L1">
      <style:graphic-properties svg:stroke-color="#666666" draw:fill-color="#cccccc" draw:textarea-horizontal-align="justify" draw:textarea-vertical-align="middle" draw:auto-grow-height="false" fo:min-height="0.069cm" fo:min-width="1.408cm"/>
      <style:paragraph-properties style:writing-mode="lr-tb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-color="#666666" draw:textarea-horizontal-align="justify" draw:textarea-vertical-align="middle" draw:auto-grow-height="false" fo:min-height="2.564cm" fo:min-width="5.138cm" fo:padding-top="0.13cm" fo:padding-bottom="0.13cm" fo:padding-left="0.255cm" fo:padding-right="0.255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1cm" svg:stroke-color="#000000" draw:marker-start-width="0.215cm" draw:marker-end-width="0.215cm" draw:fill-color="#666666" draw:textarea-horizontal-align="justify" draw:textarea-vertical-align="middle" draw:auto-grow-height="false" fo:min-height="2.035cm" fo:min-width="2.843cm" fo:padding-top="0.13cm" fo:padding-bottom="0.13cm" fo:padding-left="0.255cm" fo:padding-right="0.255cm"/>
      <style:paragraph-properties style:writing-mode="lr-tb"/>
    </style:style>
    <style:style style:name="gr13" style:family="graphic" style:parent-style-name="standard" style:list-style-name="L1">
      <style:graphic-properties svg:stroke-color="#666666" draw:fill-color="#cccccc" draw:textarea-horizontal-align="justify" draw:textarea-vertical-align="middle" draw:auto-grow-height="false" fo:min-height="0.069cm" fo:min-width="1.408cm"/>
      <style:paragraph-properties style:writing-mode="lr-tb"/>
    </style:style>
    <style:style style:name="gr14" style:family="graphic" style:parent-style-name="objectwithoutfill">
      <style:graphic-properties draw:stroke="dash" draw:stroke-dash="Long_20_Dash_20__28_Rounded_29_" svg:stroke-color="#bbe33d" svg:stroke-linecap="round" draw:fill="none" draw:textarea-vertical-align="middle"/>
    </style:style>
    <style:style style:name="gr15" style:family="graphic" style:parent-style-name="objectwithoutfill">
      <style:graphic-properties draw:stroke="dash" draw:stroke-dash="Long_20_Dash" svg:stroke-color="#bbe33d" svg:stroke-linecap="butt" draw:fill="none" draw:textarea-vertical-align="middle"/>
    </style:style>
    <style:style style:name="gr16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069cm" fo:min-width="1.40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1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start" style:writing-mode="lr-tb"/>
      <style:text-properties style:font-name="Cantarell" fo:font-size="5pt" style:font-size-asian="5pt" style:font-size-complex="5pt"/>
    </style:style>
    <style:style style:name="P4" style:family="paragraph">
      <loext:graphic-properties draw:fill-color="#333333"/>
      <style:paragraph-properties fo:text-align="start" style:writing-mode="lr-tb"/>
      <style:text-properties style:font-name="Cantarell" fo:font-size="5pt" style:font-size-asian="5pt" style:font-size-complex="5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fo:font-weight="normal" style:font-weight-asian="normal" style:font-weight-complex="normal"/>
    </style:style>
    <style:style style:name="P10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fo:font-weight="normal" style:font-weight-asian="normal" style:font-weight-complex="normal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666666"/>
      <style:paragraph-properties fo:text-align="center"/>
      <style:text-properties fo:font-size="5pt" fo:font-style="italic" style:font-size-asian="5pt" style:font-style-asian="italic" style:font-size-complex="5pt" style:font-style-complex="italic"/>
    </style:style>
    <style:style style:name="P14" style:family="paragraph">
      <style:text-properties fo:font-size="5pt" style:font-size-asian="5pt" style:font-size-complex="5pt"/>
    </style:style>
    <style:style style:name="P15" style:family="paragraph">
      <loext:graphic-properties draw:fill="none" draw:fill-color="#ffffff"/>
      <style:text-properties fo:font-size="5pt" style:font-size-asian="5pt" style:font-size-complex="5pt"/>
    </style:style>
    <style:style style:name="T1" style:family="text">
      <style:text-properties style:font-name="Cantarell" fo:font-size="6pt" style:font-size-asian="6pt" style:font-size-complex="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" fo:font-size="5.40000009536743pt" fo:language="en" fo:country="US" fo:font-style="normal" fo:text-shadow="none" style:text-underline-style="none" fo:font-weight="bold" style:letter-kerning="true" style:font-name-asian="Microsoft YaHei" style:font-size-asian="5.40000009536743pt" style:font-style-asian="normal" style:font-weight-asian="bold" style:font-name-complex="Mangal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font-name="Cantarell" fo:font-size="5.40000009536743pt" fo:language="en" fo:country="US" fo:font-style="normal" fo:text-shadow="none" style:text-underline-style="none" fo:font-weight="normal" style:letter-kerning="true" style:font-name-asian="Microsoft YaHei" style:font-size-asian="5.40000009536743pt" style:font-style-asian="normal" style:font-weight-asian="normal" style:font-name-complex="Mangal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5pt" fo:font-style="italic" style:font-size-asian="5pt" style:font-style-asian="italic" style:font-size-complex="5pt" style:font-style-complex="italic"/>
    </style:style>
    <style:style style:name="T5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3cm" svg:y1="1.912cm" svg:x2="11.53cm" svg:y2="1.912cm">
          <text:p/>
        </draw:line>
        <draw:g>
          <draw:custom-shape draw:style-name="gr2" draw:text-style-name="P2" draw:layer="layout" svg:width="6.001cm" svg:height="6.53cm" svg:x="3.53cm" svg:y="1.4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001cm" svg:height="0.514cm" svg:x="3.53cm" svg:y="1.412cm">
            <text:p text:style-name="P3"><text:span text:style-name="T1">Storm View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window-icons 1">
          <draw:custom-shape draw:style-name="gr4" draw:text-style-name="P5" draw:layer="layout" svg:width="0.16cm" svg:height="0.159cm" svg:x="8.876cm" svg:y="1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6" draw:layer="layout" svg:x1="9.195cm" svg:y1="1.588cm" svg:x2="9.354cm" svg:y2="1.747cm">
            <text:p/>
          </draw:line>
          <draw:line draw:style-name="gr6" draw:text-style-name="P6" draw:layer="layout" svg:x1="9.354cm" svg:y1="1.588cm" svg:x2="9.195cm" svg:y2="1.747cm">
            <text:p/>
          </draw:line>
          <draw:line draw:style-name="gr7" draw:text-style-name="P6" draw:layer="layout" svg:x1="8.717cm" svg:y1="1.747cm" svg:x2="8.558cm" svg:y2="1.747cm">
            <text:p/>
          </draw:line>
        </draw:g>
        <draw:custom-shape draw:style-name="gr8" draw:text-style-name="P8" draw:layer="layout" svg:width="1.942cm" svg:height="0.597cm" svg:x="3.706cm" svg:y="3.53cm">
          <text:p text:style-name="P7"><text:span text:style-name="T2">Sel</text:span><text:span text:style-name="T2">ect </text:span><text:span text:style-name="T2">Re</text:span><text:span text:style-name="T2">sul</text:span><text:span text:style-name="T2">ts</text:span></text:p>
          <text:p text:style-name="P7"><text:span text:style-name="T2">Fo</text:span><text:span text:style-name="T2">lde</text:span><text:span text:style-name="T2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.942cm" svg:height="0.353cm" svg:x="3.706cm" svg:y="4.236cm">
          <text:p text:style-name="P9"><text:span text:style-name="T3">Read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5.648cm" svg:height="2.824cm" svg:x="3.706cm" svg:y="4.942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235cm" svg:height="1.235cm" svg:x="4.039cm" svg:y="2.129cm">
          <draw:image xlink:href="Pictures/10000DE600003505000035052E841968C4806821.svg" xlink:type="simple" xlink:show="embed" xlink:actuate="onLoad" draw:mime-type="image/svg+xml">
            <text:p/>
          </draw:image>
          <draw:image xlink:href="Pictures/100000010000024C0000024CA04C9A0BDD4FEA19.png" xlink:type="simple" xlink:show="embed" xlink:actuate="onLoad" draw:mime-type="image/png"/>
        </draw:frame>
        <draw:custom-shape draw:style-name="gr12" draw:text-style-name="P13" draw:layer="layout" svg:width="3.353cm" svg:height="2.295cm" svg:x="6.001cm" svg:y="2.294cm">
          <text:p text:style-name="P12"><text:span text:style-name="T4">No storms fou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942cm" svg:height="0.353cm" svg:x="10.59cm" svg:y="1.412cm">
          <text:p text:style-name="P9"><text:span text:style-name="T3">Dis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2.824cm" svg:y1="4.765cm" svg:x2="12.002cm" svg:y2="4.765cm">
          <text:p/>
        </draw:line>
        <draw:line draw:style-name="gr15" draw:text-style-name="P1" draw:layer="layout" svg:x1="5.824cm" svg:y1="1.059cm" svg:x2="5.824cm" svg:y2="9.178cm">
          <text:p/>
        </draw:line>
        <draw:custom-shape draw:style-name="gr16" draw:text-style-name="P8" draw:layer="layout" svg:width="1.942cm" svg:height="0.353cm" svg:x="10.59cm" svg:y="2.118cm">
          <text:p text:style-name="P7"><text:span text:style-name="T2">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5" draw:layer="layout" svg:width="3.353cm" svg:height="0.2cm" svg:x="6.001cm" svg:y="2.043cm">
          <draw:text-box>
            <text:p text:style-name="P14"><text:span text:style-name="T5">Storms Found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wiss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ha Soomro</meta:initial-creator>
    <meta:creation-date>2023-07-16T12:01:12.550091588</meta:creation-date>
    <dc:date>2023-07-16T13:04:00.962868534</dc:date>
    <dc:creator>Taha Soomro</dc:creator>
    <meta:editing-duration>PT1H39S</meta:editing-duration>
    <meta:editing-cycles>5</meta:editing-cycles>
    <meta:generator>LibreOffice/7.4.6.2$Linux_X86_64 LibreOffice_project/40$Build-2</meta:generator>
    <meta:document-statistic meta:object-count="19"/>
  </office:meta>
</office:document-meta>
</file>